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3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3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3.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cm" fo:min-width="1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88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0.91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01cm" fo:min-width="1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loext:graphic-properties draw:fill-color="#ffffff"/>
      <style:paragraph-properties fo:text-align="center"/>
      <style:text-properties style:text-underline-style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8cm" svg:height="2.2cm" svg:x="8.6cm" svg:y="5.5cm">
          <text:p text:style-name="P1">Entity 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cm" svg:x="2.4cm" svg:y="2.3cm">
          <text:p text:style-name="P1">Entity 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cm" svg:height="2.1cm" svg:x="14.5cm" svg:y="2.2cm">
          <text:p text:style-name="P1">Entity 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9cm" svg:x="8.5cm" svg:y="2.3cm">
          <text:p text:style-name="P1">Rel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cm" svg:height="1.9cm" svg:x="8.5cm" svg:y="8.7cm">
          <text:p text:style-name="P1">Rel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1cm" svg:height="2cm" svg:x="8.5cm" svg:y="11.9cm">
          <text:p text:style-name="P1">Entity 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2.8cm" svg:y="8.2cm">
          <text:p text:style-name="P1">Entity 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9cm" svg:x="14.5cm" svg:y="11.8cm">
          <text:p text:style-name="P1">Rel 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8cm" svg:height="2.2cm" svg:x="14.7cm" svg:y="8.2cm">
          <text:p text:style-name="P1">Entity 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9cm" svg:x="2.8cm" svg:y="11.9cm">
          <text:p text:style-name="P1">Rel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2cm" svg:height="0.9cm" svg:x="2.1cm" svg:y="5.3cm">
          <text:p text:style-name="P3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0.9cm" svg:x="5cm" svg:y="5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0.9cm" svg:x="13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cm" svg:height="0.9cm" svg:x="13.501cm" svg:y="6.101cm">
          <text:p text:style-name="P3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cm" svg:height="0.9cm" svg:x="17.2cm" svg:y="6.1cm">
          <text:p text:style-name="P3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0.9cm" svg:x="13.8cm" svg:y="14.6cm">
          <text:p text:style-name="P5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0.9cm" svg:x="17cm" svg:y="14.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0.9cm" svg:x="3.7cm" svg:y="14.5cm">
          <text:p text:style-name="P5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cm" svg:height="0.9cm" svg:x="9.6cm" svg:y="14.6cm">
          <text:p text:style-name="P3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2.5cm" svg:y1="3.2cm" svg:x2="14.5cm" svg:y2="3.2cm">
          <text:p/>
        </draw:line>
        <draw:line draw:style-name="gr7" draw:text-style-name="P7" draw:layer="layout" svg:x1="6.5cm" svg:y1="3.2cm" svg:x2="8.5cm" svg:y2="3.2cm">
          <text:p/>
        </draw:line>
        <draw:line draw:style-name="gr7" draw:text-style-name="P7" draw:layer="layout" svg:x1="10.5cm" svg:y1="5.5cm" svg:x2="10.5cm" svg:y2="4.2cm">
          <text:p/>
        </draw:line>
        <draw:line draw:style-name="gr7" draw:text-style-name="P7" draw:layer="layout" svg:x1="12.6cm" svg:y1="12.7cm" svg:x2="14.6cm" svg:y2="12.7cm">
          <text:p/>
        </draw:line>
        <draw:line draw:style-name="gr7" draw:text-style-name="P7" draw:layer="layout" svg:x1="6.7cm" svg:y1="12.8cm" svg:x2="8.5cm" svg:y2="12.8cm">
          <text:p/>
        </draw:line>
        <draw:line draw:style-name="gr7" draw:text-style-name="P7" draw:layer="layout" svg:x1="10.5cm" svg:y1="8.7cm" svg:x2="10.5cm" svg:y2="7.7cm">
          <text:p/>
        </draw:line>
        <draw:line draw:style-name="gr7" draw:text-style-name="P7" draw:layer="layout" svg:x1="16.5cm" svg:y1="11.8cm" svg:x2="16.5cm" svg:y2="10.4cm">
          <text:p/>
        </draw:line>
        <draw:line draw:style-name="gr7" draw:text-style-name="P7" draw:layer="layout" svg:x1="4cm" svg:y1="12.3cm" svg:x2="4cm" svg:y2="10.4cm">
          <text:p/>
        </draw:line>
        <draw:line draw:style-name="gr7" draw:text-style-name="P7" draw:layer="layout" svg:x1="5.893cm" svg:y1="12.413cm" svg:x2="5.9cm" svg:y2="10.4cm">
          <text:p/>
        </draw:line>
        <draw:line draw:style-name="gr7" draw:text-style-name="P7" draw:layer="layout" svg:x1="10.5cm" svg:y1="11.9cm" svg:x2="10.5cm" svg:y2="10.6cm">
          <text:p/>
        </draw:line>
        <draw:line draw:style-name="gr7" draw:text-style-name="P7" draw:layer="layout" svg:x1="3.2cm" svg:y1="5.3cm" svg:x2="3.2cm" svg:y2="4.3cm">
          <text:p/>
        </draw:line>
        <draw:line draw:style-name="gr7" draw:text-style-name="P7" draw:layer="layout" svg:x1="6cm" svg:y1="5.3cm" svg:x2="6cm" svg:y2="4.3cm">
          <text:p/>
        </draw:line>
        <draw:line draw:style-name="gr7" draw:text-style-name="P7" draw:layer="layout" svg:x1="13.5cm" svg:y1="6.5cm" svg:x2="12.4cm" svg:y2="6.5cm">
          <text:p/>
        </draw:line>
        <draw:line draw:style-name="gr7" draw:text-style-name="P7" draw:layer="layout" svg:x1="18.3cm" svg:y1="7cm" svg:x2="16.5cm" svg:y2="8.2cm">
          <text:p/>
        </draw:line>
        <draw:line draw:style-name="gr7" draw:text-style-name="P7" draw:layer="layout" svg:x1="4.8cm" svg:y1="13.8cm" svg:x2="4.8cm" svg:y2="14.5cm">
          <text:p/>
        </draw:line>
        <draw:line draw:style-name="gr7" draw:text-style-name="P7" draw:layer="layout" svg:x1="10.6cm" svg:y1="13.9cm" svg:x2="10.6cm" svg:y2="14.6cm">
          <text:p/>
        </draw:line>
        <draw:line draw:style-name="gr7" draw:text-style-name="P7" draw:layer="layout" svg:x1="15.8cm" svg:y1="13.3cm" svg:x2="15cm" svg:y2="14.6cm">
          <text:p/>
        </draw:line>
        <draw:line draw:style-name="gr7" draw:text-style-name="P7" draw:layer="layout" svg:x1="18cm" svg:y1="14.6cm" svg:x2="17.2cm" svg:y2="13.3cm">
          <text:p/>
        </draw:line>
        <draw:line draw:style-name="gr8" draw:text-style-name="P7" draw:layer="layout" svg:x1="5.9cm" svg:y1="12.4cm" svg:x2="5.9cm" svg:y2="10.4cm">
          <text:p/>
        </draw:line>
        <draw:line draw:style-name="gr8" draw:text-style-name="P7" draw:layer="layout" svg:x1="14.7cm" svg:y1="12.7cm" svg:x2="12.5cm" svg:y2="12.7cm">
          <text:p/>
        </draw:line>
        <draw:line draw:style-name="gr8" draw:text-style-name="P7" draw:layer="layout" svg:x1="16.5cm" svg:y1="11.8cm" svg:x2="16.5cm" svg:y2="10.4cm">
          <text:p/>
        </draw:line>
        <draw:line draw:style-name="gr8" draw:text-style-name="P7" draw:layer="layout" svg:x1="12.4cm" svg:y1="3.2cm" svg:x2="14.5cm" svg:y2="3.2cm">
          <text:p/>
        </draw:line>
        <draw:custom-shape draw:style-name="gr9" draw:text-style-name="P2" draw:layer="layout" svg:width="3.199cm" svg:height="1.501cm" svg:x="8.9cm" svg:y="2.499cm">
          <text:p text:style-name="P1">Rel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2cm" svg:height="0.9cm" svg:x="15.6cm" svg:y="5cm">
          <text:p text:style-name="P3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6.6cm" svg:y1="5cm" svg:x2="16.6cm" svg:y2="4.3cm">
          <text:p/>
        </draw:line>
        <draw:custom-shape draw:style-name="gr10" draw:text-style-name="P2" draw:layer="layout" svg:width="3.5cm" svg:height="1.4cm" svg:x="2.7cm" svg:y="2.6cm">
          <text:p text:style-name="P1">Entity A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9:41:19.680805013</meta:creation-date>
    <dc:date>2018-11-05T20:19:45.277099566</dc:date>
    <meta:editing-duration>PT13M41S</meta:editing-duration>
    <meta:editing-cycles>21</meta:editing-cycles>
    <meta:generator>LibreOffice/5.1.6.2$Linux_X86_64 LibreOffice_project/10m0$Build-2</meta:generator>
    <meta:document-statistic meta:object-count="45"/>
  </office:meta>
</office:document-meta>
</file>